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 style:list-style-name="WW8Num1"/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bsolète</text:span>, voir Document technique.odt</text:p>
      <text:p text:style-name="Standard"/>
      <text:p text:style-name="Standard"/>
      <text:p text:style-name="Standard">Chaque menu AMAP de l'espace AMAPs comprends</text:p>
      <text:list xml:id="list1799024137" text:style-name="WW8Num2">
        <text:list-item>
          <text:p text:style-name="P1">un menu information (feuille info_amap_xxx.php) qui décrit les produits et les dates et horaires;</text:p>
        </text:list-item>
        <text:list-item>
          <text:p text:style-name="P1">un menu inscription et contrat ((feuille info_amap_xxx.php) avec les sous-menus</text:p>
          <text:list>
            <text:list-item>
              <text:p text:style-name="P1">souscrire un contrat permettant de souscrire en ligne mais ne remplaçant pas le contrat manuscrit (possible qu'à certains moments de l'année)</text:p>
            </text:list-item>
            <text:list-item>
              <text:p text:style-name="P1">accès à votre contrat (feuille acces_contrat_xxx.php) permettant de voir son contrat et éventuellement d'ajouter un contrat annexe en cours d'amap si c'est possible</text:p>
            </text:list-item>
            <text:list-item>
              <text:p text:style-name="P1">un espace réservé au producteur de l'amap (feuille espaces_producteurs/espace_reserve_xxx.php)</text:p>
            </text:list-item>
          </text:list>
        </text:list-item>
      </text:list>
      <text:p text:style-name="Standard"/>
      <text:p text:style-name="Standard">Menu <text:span text:style-name="T2">AMAPxxx/Inscription/Accès au contrat</text:span> (feuille acces_contrat.php?amap=….)</text:p>
      <text:list xml:id="list3622564178" text:style-name="WW8Num1">
        <text:list-item>
          <text:p text:style-name="P2">pour régler la possibilité d'ajouter des sous-contrats et/ou d'en supprimer modifier les paramètres des appels à la fonction VoirContratV(…) dans cette même feuille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19cm" fo:margin-left="1.249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251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Chaque menu AMAP de l'espace AMAPs comprends</dc:title>
    <meta:initial-creator>C.Archidoit</meta:initial-creator>
    <meta:creation-date>2009-03-03T09:57:00</meta:creation-date>
    <dc:date>2020-03-28T09:30:48.333591800</dc:date>
    <meta:editing-cycles>5</meta:editing-cycles>
    <meta:editing-duration>PT11M43S</meta:editing-duration>
    <meta:print-date>1995-11-21T17:41:00</meta:print-date>
    <meta:document-statistic meta:table-count="0" meta:image-count="0" meta:object-count="0" meta:page-count="1" meta:paragraph-count="9" meta:word-count="123" meta:character-count="904" meta:non-whitespace-character-count="796"/>
    <meta:generator>LibreOffice/6.3.5.2$Linux_X86_64 LibreOffice_project/30$Build-2</meta:generator>
  </office:meta>
</office:document-meta>
</file>